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3453in"/>
    </style:style>
    <style:style style:name="co2" style:family="table-column">
      <style:table-column-properties fo:break-before="auto" style:column-width="0.8366in"/>
    </style:style>
    <style:style style:name="co3" style:family="table-column">
      <style:table-column-properties fo:break-before="auto" style:column-width="0.2681in"/>
    </style:style>
    <style:style style:name="co4" style:family="table-column">
      <style:table-column-properties fo:break-before="auto" style:column-width="0.552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0.7417in"/>
    </style:style>
    <style:style style:name="co7" style:family="table-column">
      <style:table-column-properties fo:break-before="auto" style:column-width="0.4209in"/>
    </style:style>
    <style:style style:name="co8" style:family="table-column">
      <style:table-column-properties fo:break-before="auto" style:column-width="0.4882in"/>
    </style:style>
    <style:style style:name="co9" style:family="table-column">
      <style:table-column-properties fo:break-before="auto" style:column-width="1.3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/>
          <table:table-cell office:value-type="string" calcext:value-type="string">
            <text:p>Row.name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xtraverion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"-q1","q2","q5","q7","q10","-q11","q13","q15","-q16","q19"</text:p>
          </table:table-cell>
          <table:table-cell office:value-type="string" calcext:value-type="string">
            <text:p>"q3","q4","q6","-q8","q9","q12","q14","-q17","q18","q20"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e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2];[.D2];[.G2];[.I2];[.L2];6-[.M2];[.O2];[.Q2];6-[.R2];[.U2])" office:value-type="float" office:value="3.9" calcext:value-type="float">
            <text:p/>
          </table:table-cell>
          <table:table-cell table:formula="of:=AVERAGE([.E2];[.F2];[.H2];6-[.J2];[.K2];[.N2];[.P2];6-[.S2];[.T2];[.V2])" office:value-type="float" office:value="2.7" calcext:value-type="float">
            <text:p/>
          </table:table-cell>
          <table:table-cell table:formula="of:=AVERAGE([.C2:.G2])" office:value-type="float" office:value="3.2" calcext:value-type="float">
            <text:p/>
          </table:table-cell>
          <table:table-cell table:formula="of:=6-AVERAGE([.C2:.G2])" office:value-type="float" office:value="2.8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00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table:formula="of:=AVERAGE(6-[.C3];[.D3];[.G3];[.I3];[.L3];6-[.M3];[.O3];[.Q3];6-[.R3];[.U3])" office:value-type="float" office:value="2.6" calcext:value-type="float">
            <text:p/>
          </table:table-cell>
          <table:table-cell table:formula="of:=AVERAGE([.E3];[.F3];[.H3];6-[.J3];[.K3];[.N3];[.P3];6-[.S3];[.T3];[.V3])" office:value-type="float" office:value="2.8" calcext:value-type="float">
            <text:p/>
          </table:table-cell>
          <table:table-cell table:formula="of:=AVERAGE([.C3:.G3])" office:value-type="float" office:value="3.4" calcext:value-type="float">
            <text:p/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e00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4.3" calcext:value-type="float">
            <text:p>4.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6-[.C4];[.D4];[.G4];[.I4];[.L4];6-[.M4];[.O4];[.Q4];6-[.R4];[.U4])" office:value-type="float" office:value="4.3" calcext:value-type="float">
            <text:p/>
          </table:table-cell>
          <table:table-cell table:formula="of:=AVERAGE([.E4];[.F4];[.H4];6-[.J4];[.K4];[.N4];[.P4];6-[.S4];[.T4];[.V4])" office:value-type="float" office:value="2.5" calcext:value-type="float">
            <text:p/>
          </table:table-cell>
          <table:table-cell table:formula="of:=AVERAGE([.C4:.G4])" office:value-type="float" office:value="3" calcext:value-type="float">
            <text:p/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e0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table:formula="of:=AVERAGE(6-[.C5];[.D5];[.G5];[.I5];[.L5];6-[.M5];[.O5];[.Q5];6-[.R5];[.U5])" office:value-type="float" office:value="3.1" calcext:value-type="float">
            <text:p/>
          </table:table-cell>
          <table:table-cell table:formula="of:=AVERAGE([.E5];[.F5];[.H5];6-[.J5];[.K5];[.N5];[.P5];6-[.S5];[.T5];[.V5])" office:value-type="float" office:value="2.4" calcext:value-type="float">
            <text:p/>
          </table:table-cell>
          <table:table-cell table:formula="of:=AVERAGE([.C5:.G5])" office:value-type="float" office:value="2.2" calcext:value-type="float">
            <text:p/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e00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2.5" calcext:value-type="float">
            <text:p>2.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6-[.C6];[.D6];[.G6];[.I6];[.L6];6-[.M6];[.O6];[.Q6];6-[.R6];[.U6])" office:value-type="float" office:value="2.5" calcext:value-type="float">
            <text:p/>
          </table:table-cell>
          <table:table-cell table:formula="of:=AVERAGE([.E6];[.F6];[.H6];6-[.J6];[.K6];[.N6];[.P6];6-[.S6];[.T6];[.V6])" office:value-type="float" office:value="3.8" calcext:value-type="float">
            <text:p/>
          </table:table-cell>
          <table:table-cell table:formula="of:=AVERAGE([.C6:.G6])" office:value-type="float" office:value="3" calcext:value-type="float">
            <text:p/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e00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formula="of:=AVERAGE(6-[.C7];[.D7];[.G7];[.I7];[.L7];6-[.M7];[.O7];[.Q7];6-[.R7];[.U7])" office:value-type="float" office:value="3.3" calcext:value-type="float">
            <text:p/>
          </table:table-cell>
          <table:table-cell table:formula="of:=AVERAGE([.E7];[.F7];[.H7];6-[.J7];[.K7];[.N7];[.P7];6-[.S7];[.T7];[.V7])" office:value-type="float" office:value="2.77777777777778" calcext:value-type="float">
            <text:p/>
          </table:table-cell>
          <table:table-cell table:formula="of:=AVERAGE([.C7:.G7])" office:value-type="float" office:value="4" calcext:value-type="float">
            <text:p/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e0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table:formula="of:=AVERAGE(6-[.C8];[.D8];[.G8];[.I8];[.L8];6-[.M8];[.O8];[.Q8];6-[.R8];[.U8])" office:value-type="float" office:value="3.2" calcext:value-type="float">
            <text:p/>
          </table:table-cell>
          <table:table-cell table:formula="of:=AVERAGE([.E8];[.F8];[.H8];6-[.J8];[.K8];[.N8];[.P8];6-[.S8];[.T8];[.V8])" office:value-type="float" office:value="2.6" calcext:value-type="float">
            <text:p/>
          </table:table-cell>
          <table:table-cell table:formula="of:=AVERAGE([.C8:.G8])" office:value-type="float" office:value="2.4" calcext:value-type="float">
            <text:p/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se0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9];[.D9];[.G9];[.I9];[.L9];6-[.M9];[.O9];[.Q9];6-[.R9];[.U9])" office:value-type="float" office:value="3" calcext:value-type="float">
            <text:p/>
          </table:table-cell>
          <table:table-cell table:formula="of:=AVERAGE([.E9];[.F9];[.H9];6-[.J9];[.K9];[.N9];[.P9];6-[.S9];[.T9];[.V9])" office:value-type="float" office:value="3.3" calcext:value-type="float">
            <text:p/>
          </table:table-cell>
          <table:table-cell table:formula="of:=AVERAGE([.C9:.G9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se0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table:formula="of:=AVERAGE(6-[.C10];[.D10];[.G10];[.I10];[.L10];6-[.M10];[.O10];[.Q10];6-[.R10];[.U10])" office:value-type="float" office:value="3.5" calcext:value-type="float">
            <text:p/>
          </table:table-cell>
          <table:table-cell table:formula="of:=AVERAGE([.E10];[.F10];[.H10];6-[.J10];[.K10];[.N10];[.P10];6-[.S10];[.T10];[.V10])" office:value-type="float" office:value="2.9" calcext:value-type="float">
            <text:p/>
          </table:table-cell>
          <table:table-cell table:formula="of:=AVERAGE([.C10:.G10])" office:value-type="float" office:value="1.8" calcext:value-type="float">
            <text:p/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se00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11];[.D11];[.G11];[.I11];[.L11];6-[.M11];[.O11];[.Q11];6-[.R11];[.U11])" office:value-type="float" office:value="4" calcext:value-type="float">
            <text:p/>
          </table:table-cell>
          <table:table-cell table:formula="of:=AVERAGE([.E11];[.F11];[.H11];6-[.J11];[.K11];[.N11];[.P11];6-[.S11];[.T11];[.V11])" office:value-type="float" office:value="2.7" calcext:value-type="float">
            <text:p/>
          </table:table-cell>
          <table:table-cell table:formula="of:=AVERAGE([.C11:.G11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se00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table:formula="of:=AVERAGE(6-[.C12];[.D12];[.G12];[.I12];[.L12];6-[.M12];[.O12];[.Q12];6-[.R12];[.U12])" office:value-type="float" office:value="2.5" calcext:value-type="float">
            <text:p/>
          </table:table-cell>
          <table:table-cell table:formula="of:=AVERAGE([.E12];[.F12];[.H12];6-[.J12];[.K12];[.N12];[.P12];6-[.S12];[.T12];[.V12])" office:value-type="float" office:value="3.4" calcext:value-type="float">
            <text:p/>
          </table:table-cell>
          <table:table-cell table:formula="of:=AVERAGE([.C12:.G12])" office:value-type="float" office:value="3.4" calcext:value-type="float">
            <text:p/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e00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13];[.D13];[.G13];[.I13];[.L13];6-[.M13];[.O13];[.Q13];6-[.R13];[.U13])" office:value-type="float" office:value="3.44444444444444" calcext:value-type="float">
            <text:p/>
          </table:table-cell>
          <table:table-cell table:formula="of:=AVERAGE([.E13];[.F13];[.H13];6-[.J13];[.K13];[.N13];[.P13];6-[.S13];[.T13];[.V13])" office:value-type="float" office:value="3.8" calcext:value-type="float">
            <text:p/>
          </table:table-cell>
          <table:table-cell table:formula="of:=AVERAGE([.C13:.G13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se00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6-[.C14];[.D14];[.G14];[.I14];[.L14];6-[.M14];[.O14];[.Q14];6-[.R14];[.U14])" office:value-type="float" office:value="3.6" calcext:value-type="float">
            <text:p/>
          </table:table-cell>
          <table:table-cell table:formula="of:=AVERAGE([.E14];[.F14];[.H14];6-[.J14];[.K14];[.N14];[.P14];6-[.S14];[.T14];[.V14])" office:value-type="float" office:value="3.2" calcext:value-type="float">
            <text:p/>
          </table:table-cell>
          <table:table-cell table:formula="of:=AVERAGE([.C14:.G14])" office:value-type="float" office:value="4" calcext:value-type="float">
            <text:p/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e0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15];[.D15];[.G15];[.I15];[.L15];6-[.M15];[.O15];[.Q15];6-[.R15];[.U15])" office:value-type="float" office:value="3" calcext:value-type="float">
            <text:p/>
          </table:table-cell>
          <table:table-cell table:formula="of:=AVERAGE([.E15];[.F15];[.H15];6-[.J15];[.K15];[.N15];[.P15];6-[.S15];[.T15];[.V15])" office:value-type="float" office:value="3.5" calcext:value-type="float">
            <text:p/>
          </table:table-cell>
          <table:table-cell table:formula="of:=AVERAGE([.C15:.G15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e00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16];[.D16];[.G16];[.I16];[.L16];6-[.M16];[.O16];[.Q16];6-[.R16];[.U16])" office:value-type="float" office:value="3" calcext:value-type="float">
            <text:p/>
          </table:table-cell>
          <table:table-cell table:formula="of:=AVERAGE([.E16];[.F16];[.H16];6-[.J16];[.K16];[.N16];[.P16];6-[.S16];[.T16];[.V16])" office:value-type="float" office:value="2.6" calcext:value-type="float">
            <text:p/>
          </table:table-cell>
          <table:table-cell table:formula="of:=AVERAGE([.C16:.G16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se0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3.9" calcext:value-type="float">
            <text:p>3.9</text:p>
          </table:table-cell>
          <table:table-cell office:value-type="float" office:value="3.8" calcext:value-type="float">
            <text:p>3.8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17];[.D17];[.G17];[.I17];[.L17];6-[.M17];[.O17];[.Q17];6-[.R17];[.U17])" office:value-type="float" office:value="3.9" calcext:value-type="float">
            <text:p/>
          </table:table-cell>
          <table:table-cell table:formula="of:=AVERAGE([.E17];[.F17];[.H17];6-[.J17];[.K17];[.N17];[.P17];6-[.S17];[.T17];[.V17])" office:value-type="float" office:value="3.8" calcext:value-type="float">
            <text:p/>
          </table:table-cell>
          <table:table-cell table:formula="of:=AVERAGE([.C17:.G17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se00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18];[.D18];[.G18];[.I18];[.L18];6-[.M18];[.O18];[.Q18];6-[.R18];[.U18])" office:value-type="float" office:value="3.25" calcext:value-type="float">
            <text:p/>
          </table:table-cell>
          <table:table-cell table:formula="of:=AVERAGE([.E18];[.F18];[.H18];6-[.J18];[.K18];[.N18];[.P18];6-[.S18];[.T18];[.V18])" office:value-type="float" office:value="2.6" calcext:value-type="float">
            <text:p/>
          </table:table-cell>
          <table:table-cell table:formula="of:=AVERAGE([.C18:.G18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se0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19];[.D19];[.G19];[.I19];[.L19];6-[.M19];[.O19];[.Q19];6-[.R19];[.U19])" office:value-type="float" office:value="3.5" calcext:value-type="float">
            <text:p/>
          </table:table-cell>
          <table:table-cell table:formula="of:=AVERAGE([.E19];[.F19];[.H19];6-[.J19];[.K19];[.N19];[.P19];6-[.S19];[.T19];[.V19])" office:value-type="float" office:value="2.44444444444444" calcext:value-type="float">
            <text:p/>
          </table:table-cell>
          <table:table-cell table:formula="of:=AVERAGE([.C19:.G19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se00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20];[.D20];[.G20];[.I20];[.L20];6-[.M20];[.O20];[.Q20];6-[.R20];[.U20])" office:value-type="float" office:value="3.5" calcext:value-type="float">
            <text:p/>
          </table:table-cell>
          <table:table-cell table:formula="of:=AVERAGE([.E20];[.F20];[.H20];6-[.J20];[.K20];[.N20];[.P20];6-[.S20];[.T20];[.V20])" office:value-type="float" office:value="3.22222222222222" calcext:value-type="float">
            <text:p/>
          </table:table-cell>
          <table:table-cell table:formula="of:=AVERAGE([.C20:.G20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se0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21];[.D21];[.G21];[.I21];[.L21];6-[.M21];[.O21];[.Q21];6-[.R21];[.U21])" office:value-type="float" office:value="3" calcext:value-type="float">
            <text:p/>
          </table:table-cell>
          <table:table-cell table:formula="of:=AVERAGE([.E21];[.F21];[.H21];6-[.J21];[.K21];[.N21];[.P21];6-[.S21];[.T21];[.V21])" office:value-type="float" office:value="3" calcext:value-type="float">
            <text:p/>
          </table:table-cell>
          <table:table-cell table:formula="of:=AVERAGE([.C21:.G21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se00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22];[.D22];[.G22];[.I22];[.L22];6-[.M22];[.O22];[.Q22];6-[.R22];[.U22])" office:value-type="float" office:value="3.1" calcext:value-type="float">
            <text:p/>
          </table:table-cell>
          <table:table-cell table:formula="of:=AVERAGE([.E22];[.F22];[.H22];6-[.J22];[.K22];[.N22];[.P22];6-[.S22];[.T22];[.V22])" office:value-type="float" office:value="3" calcext:value-type="float">
            <text:p/>
          </table:table-cell>
          <table:table-cell table:formula="of:=AVERAGE([.C22:.G22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se00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23];[.D23];[.G23];[.I23];[.L23];6-[.M23];[.O23];[.Q23];6-[.R23];[.U23])" office:value-type="float" office:value="3.4" calcext:value-type="float">
            <text:p/>
          </table:table-cell>
          <table:table-cell table:formula="of:=AVERAGE([.E23];[.F23];[.H23];6-[.J23];[.K23];[.N23];[.P23];6-[.S23];[.T23];[.V23])" office:value-type="float" office:value="2.5" calcext:value-type="float">
            <text:p/>
          </table:table-cell>
          <table:table-cell table:formula="of:=AVERAGE([.C23:.G23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se0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2.9" calcext:value-type="float">
            <text:p>2.9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24];[.D24];[.G24];[.I24];[.L24];6-[.M24];[.O24];[.Q24];6-[.R24];[.U24])" office:value-type="float" office:value="2.9" calcext:value-type="float">
            <text:p/>
          </table:table-cell>
          <table:table-cell table:formula="of:=AVERAGE([.E24];[.F24];[.H24];6-[.J24];[.K24];[.N24];[.P24];6-[.S24];[.T24];[.V24])" office:value-type="float" office:value="3.5" calcext:value-type="float">
            <text:p/>
          </table:table-cell>
          <table:table-cell table:formula="of:=AVERAGE([.C24:.G24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se00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6-[.C25];[.D25];[.G25];[.I25];[.L25];6-[.M25];[.O25];[.Q25];6-[.R25];[.U25])" office:value-type="float" office:value="3.5" calcext:value-type="float">
            <text:p/>
          </table:table-cell>
          <table:table-cell table:formula="of:=AVERAGE([.E25];[.F25];[.H25];6-[.J25];[.K25];[.N25];[.P25];6-[.S25];[.T25];[.V25])" office:value-type="float" office:value="3" calcext:value-type="float">
            <text:p/>
          </table:table-cell>
          <table:table-cell table:formula="of:=AVERAGE([.C25:.G25])" office:value-type="float" office:value="2" calcext:value-type="float">
            <text:p/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se00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table:formula="of:=AVERAGE(6-[.C26];[.D26];[.G26];[.I26];[.L26];6-[.M26];[.O26];[.Q26];6-[.R26];[.U26])" office:value-type="float" office:value="3.4" calcext:value-type="float">
            <text:p/>
          </table:table-cell>
          <table:table-cell table:formula="of:=AVERAGE([.E26];[.F26];[.H26];6-[.J26];[.K26];[.N26];[.P26];6-[.S26];[.T26];[.V26])" office:value-type="float" office:value="2.7" calcext:value-type="float">
            <text:p/>
          </table:table-cell>
          <table:table-cell table:formula="of:=AVERAGE([.C26:.G26])" office:value-type="float" office:value="2.4" calcext:value-type="float">
            <text:p/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se0026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27];[.D27];[.G27];[.I27];[.L27];6-[.M27];[.O27];[.Q27];6-[.R27];[.U27])" office:value-type="string" office:string-value="" calcext:value-type="error">
            <text:p/>
          </table:table-cell>
          <table:table-cell table:formula="of:=AVERAGE([.E27];[.F27];[.H27];6-[.J27];[.K27];[.N27];[.P27];6-[.S27];[.T27];[.V27])" office:value-type="float" office:value="3.4" calcext:value-type="float">
            <text:p/>
          </table:table-cell>
          <table:table-cell table:formula="of:=AVERAGE([.C27:.G27])" office:value-type="float" office:value="3.75" calcext:value-type="float">
            <text:p/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se00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6-[.C28];[.D28];[.G28];[.I28];[.L28];6-[.M28];[.O28];[.Q28];6-[.R28];[.U28])" office:value-type="float" office:value="2.7" calcext:value-type="float">
            <text:p/>
          </table:table-cell>
          <table:table-cell table:formula="of:=AVERAGE([.E28];[.F28];[.H28];6-[.J28];[.K28];[.N28];[.P28];6-[.S28];[.T28];[.V28])" office:value-type="float" office:value="2.9" calcext:value-type="float">
            <text:p/>
          </table:table-cell>
          <table:table-cell table:formula="of:=AVERAGE([.C28:.G28])" office:value-type="float" office:value="3" calcext:value-type="float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se00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formula="of:=AVERAGE(6-[.C29];[.D29];[.G29];[.I29];[.L29];6-[.M29];[.O29];[.Q29];6-[.R29];[.U29])" office:value-type="float" office:value="2.8" calcext:value-type="float">
            <text:p/>
          </table:table-cell>
          <table:table-cell table:formula="of:=AVERAGE([.E29];[.F29];[.H29];6-[.J29];[.K29];[.N29];[.P29];6-[.S29];[.T29];[.V29])" office:value-type="float" office:value="3.1" calcext:value-type="float">
            <text:p/>
          </table:table-cell>
          <table:table-cell table:formula="of:=AVERAGE([.C29:.G29])" office:value-type="float" office:value="3.8" calcext:value-type="float">
            <text:p/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se00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6-[.C30];[.D30];[.G30];[.I30];[.L30];6-[.M30];[.O30];[.Q30];6-[.R30];[.U30])" office:value-type="float" office:value="3.2" calcext:value-type="float">
            <text:p/>
          </table:table-cell>
          <table:table-cell table:formula="of:=AVERAGE([.E30];[.F30];[.H30];6-[.J30];[.K30];[.N30];[.P30];6-[.S30];[.T30];[.V30])" office:value-type="float" office:value="3.8" calcext:value-type="float">
            <text:p/>
          </table:table-cell>
          <table:table-cell table:formula="of:=AVERAGE([.C30:.G30])" office:value-type="float" office:value="3" calcext:value-type="float">
            <text:p/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se00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1.8" calcext:value-type="float">
            <text:p>1.8</text:p>
          </table:table-cell>
          <table:table-cell table:formula="of:=AVERAGE(6-[.C31];[.D31];[.G31];[.I31];[.L31];6-[.M31];[.O31];[.Q31];6-[.R31];[.U31])" office:value-type="float" office:value="3.5" calcext:value-type="float">
            <text:p/>
          </table:table-cell>
          <table:table-cell table:formula="of:=AVERAGE([.E31];[.F31];[.H31];6-[.J31];[.K31];[.N31];[.P31];6-[.S31];[.T31];[.V31])" office:value-type="float" office:value="3.3" calcext:value-type="float">
            <text:p/>
          </table:table-cell>
          <table:table-cell table:formula="of:=AVERAGE([.C31:.G31])" office:value-type="float" office:value="4.2" calcext:value-type="float">
            <text:p/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se00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formula="of:=AVERAGE(6-[.C32];[.D32];[.G32];[.I32];[.L32];6-[.M32];[.O32];[.Q32];6-[.R32];[.U32])" office:value-type="float" office:value="3.4" calcext:value-type="float">
            <text:p/>
          </table:table-cell>
          <table:table-cell table:formula="of:=AVERAGE([.E32];[.F32];[.H32];6-[.J32];[.K32];[.N32];[.P32];6-[.S32];[.T32];[.V32])" office:value-type="float" office:value="3.3" calcext:value-type="float">
            <text:p/>
          </table:table-cell>
          <table:table-cell table:formula="of:=AVERAGE([.C32:.G32])" office:value-type="float" office:value="3.8" calcext:value-type="float">
            <text:p/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se00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number-columns-repeated="3"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33];[.D33];[.G33];[.I33];[.L33];6-[.M33];[.O33];[.Q33];6-[.R33];[.U33])" office:value-type="float" office:value="2.6" calcext:value-type="float">
            <text:p/>
          </table:table-cell>
          <table:table-cell table:formula="of:=AVERAGE([.E33];[.F33];[.H33];6-[.J33];[.K33];[.N33];[.P33];6-[.S33];[.T33];[.V33])" office:value-type="float" office:value="2.6" calcext:value-type="float">
            <text:p/>
          </table:table-cell>
          <table:table-cell table:formula="of:=AVERAGE([.C33:.G33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se00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6-[.C34];[.D34];[.G34];[.I34];[.L34];6-[.M34];[.O34];[.Q34];6-[.R34];[.U34])" office:value-type="float" office:value="2.4" calcext:value-type="float">
            <text:p/>
          </table:table-cell>
          <table:table-cell table:formula="of:=AVERAGE([.E34];[.F34];[.H34];6-[.J34];[.K34];[.N34];[.P34];6-[.S34];[.T34];[.V34])" office:value-type="float" office:value="2.77777777777778" calcext:value-type="float">
            <text:p/>
          </table:table-cell>
          <table:table-cell table:formula="of:=AVERAGE([.C34:.G34])" office:value-type="float" office:value="3" calcext:value-type="float">
            <text:p/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se00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formula="of:=AVERAGE(6-[.C35];[.D35];[.G35];[.I35];[.L35];6-[.M35];[.O35];[.Q35];6-[.R35];[.U35])" office:value-type="float" office:value="2.6" calcext:value-type="float">
            <text:p/>
          </table:table-cell>
          <table:table-cell table:formula="of:=AVERAGE([.E35];[.F35];[.H35];6-[.J35];[.K35];[.N35];[.P35];6-[.S35];[.T35];[.V35])" office:value-type="float" office:value="4.1" calcext:value-type="float">
            <text:p/>
          </table:table-cell>
          <table:table-cell table:formula="of:=AVERAGE([.C35:.G35])" office:value-type="float" office:value="3.8" calcext:value-type="float">
            <text:p/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se00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36];[.D36];[.G36];[.I36];[.L36];6-[.M36];[.O36];[.Q36];6-[.R36];[.U36])" office:value-type="float" office:value="2.3" calcext:value-type="float">
            <text:p/>
          </table:table-cell>
          <table:table-cell table:formula="of:=AVERAGE([.E36];[.F36];[.H36];6-[.J36];[.K36];[.N36];[.P36];6-[.S36];[.T36];[.V36])" office:value-type="float" office:value="3.1" calcext:value-type="float">
            <text:p/>
          </table:table-cell>
          <table:table-cell table:formula="of:=AVERAGE([.C36:.G36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se00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37];[.D37];[.G37];[.I37];[.L37];6-[.M37];[.O37];[.Q37];6-[.R37];[.U37])" office:value-type="float" office:value="3.4" calcext:value-type="float">
            <text:p/>
          </table:table-cell>
          <table:table-cell table:formula="of:=AVERAGE([.E37];[.F37];[.H37];6-[.J37];[.K37];[.N37];[.P37];6-[.S37];[.T37];[.V37])" office:value-type="float" office:value="2.4" calcext:value-type="float">
            <text:p/>
          </table:table-cell>
          <table:table-cell table:formula="of:=AVERAGE([.C37:.G37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se00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38];[.D38];[.G38];[.I38];[.L38];6-[.M38];[.O38];[.Q38];6-[.R38];[.U38])" office:value-type="float" office:value="3.3" calcext:value-type="float">
            <text:p/>
          </table:table-cell>
          <table:table-cell table:formula="of:=AVERAGE([.E38];[.F38];[.H38];6-[.J38];[.K38];[.N38];[.P38];6-[.S38];[.T38];[.V38])" office:value-type="float" office:value="3.3" calcext:value-type="float">
            <text:p/>
          </table:table-cell>
          <table:table-cell table:formula="of:=AVERAGE([.C38:.G38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se00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39];[.D39];[.G39];[.I39];[.L39];6-[.M39];[.O39];[.Q39];6-[.R39];[.U39])" office:value-type="float" office:value="2.9" calcext:value-type="float">
            <text:p/>
          </table:table-cell>
          <table:table-cell table:formula="of:=AVERAGE([.E39];[.F39];[.H39];6-[.J39];[.K39];[.N39];[.P39];6-[.S39];[.T39];[.V39])" office:value-type="float" office:value="2.2" calcext:value-type="float">
            <text:p/>
          </table:table-cell>
          <table:table-cell table:formula="of:=AVERAGE([.C39:.G39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se00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40];[.D40];[.G40];[.I40];[.L40];6-[.M40];[.O40];[.Q40];6-[.R40];[.U40])" office:value-type="float" office:value="3.1" calcext:value-type="float">
            <text:p/>
          </table:table-cell>
          <table:table-cell table:formula="of:=AVERAGE([.E40];[.F40];[.H40];6-[.J40];[.K40];[.N40];[.P40];6-[.S40];[.T40];[.V40])" office:value-type="float" office:value="3.1" calcext:value-type="float">
            <text:p/>
          </table:table-cell>
          <table:table-cell table:formula="of:=AVERAGE([.C40:.G40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se0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table:formula="of:=AVERAGE(6-[.C41];[.D41];[.G41];[.I41];[.L41];6-[.M41];[.O41];[.Q41];6-[.R41];[.U41])" office:value-type="float" office:value="2.5" calcext:value-type="float">
            <text:p/>
          </table:table-cell>
          <table:table-cell table:formula="of:=AVERAGE([.E41];[.F41];[.H41];6-[.J41];[.K41];[.N41];[.P41];6-[.S41];[.T41];[.V41])" office:value-type="float" office:value="2.77777777777778" calcext:value-type="float">
            <text:p/>
          </table:table-cell>
          <table:table-cell table:formula="of:=AVERAGE([.C41:.G41])" office:value-type="float" office:value="1.5" calcext:value-type="float">
            <text:p/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se00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42];[.D42];[.G42];[.I42];[.L42];6-[.M42];[.O42];[.Q42];6-[.R42];[.U42])" office:value-type="float" office:value="3.7" calcext:value-type="float">
            <text:p/>
          </table:table-cell>
          <table:table-cell table:formula="of:=AVERAGE([.E42];[.F42];[.H42];6-[.J42];[.K42];[.N42];[.P42];6-[.S42];[.T42];[.V42])" office:value-type="float" office:value="3.2" calcext:value-type="float">
            <text:p/>
          </table:table-cell>
          <table:table-cell table:formula="of:=AVERAGE([.C42:.G42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se0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table:formula="of:=AVERAGE(6-[.C43];[.D43];[.G43];[.I43];[.L43];6-[.M43];[.O43];[.Q43];6-[.R43];[.U43])" office:value-type="float" office:value="2.8" calcext:value-type="float">
            <text:p/>
          </table:table-cell>
          <table:table-cell table:formula="of:=AVERAGE([.E43];[.F43];[.H43];6-[.J43];[.K43];[.N43];[.P43];6-[.S43];[.T43];[.V43])" office:value-type="float" office:value="2.6" calcext:value-type="float">
            <text:p/>
          </table:table-cell>
          <table:table-cell table:formula="of:=AVERAGE([.C43:.G43])" office:value-type="float" office:value="3.4" calcext:value-type="float">
            <text:p/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se00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table:formula="of:=AVERAGE(6-[.C44];[.D44];[.G44];[.I44];[.L44];6-[.M44];[.O44];[.Q44];6-[.R44];[.U44])" office:value-type="float" office:value="3.1" calcext:value-type="float">
            <text:p/>
          </table:table-cell>
          <table:table-cell table:formula="of:=AVERAGE([.E44];[.F44];[.H44];6-[.J44];[.K44];[.N44];[.P44];6-[.S44];[.T44];[.V44])" office:value-type="float" office:value="2.2" calcext:value-type="float">
            <text:p/>
          </table:table-cell>
          <table:table-cell table:formula="of:=AVERAGE([.C44:.G44])" office:value-type="float" office:value="2.4" calcext:value-type="float">
            <text:p/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se00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45];[.D45];[.G45];[.I45];[.L45];6-[.M45];[.O45];[.Q45];6-[.R45];[.U45])" office:value-type="float" office:value="3.1" calcext:value-type="float">
            <text:p/>
          </table:table-cell>
          <table:table-cell table:formula="of:=AVERAGE([.E45];[.F45];[.H45];6-[.J45];[.K45];[.N45];[.P45];6-[.S45];[.T45];[.V45])" office:value-type="float" office:value="3" calcext:value-type="float">
            <text:p/>
          </table:table-cell>
          <table:table-cell table:formula="of:=AVERAGE([.C45:.G45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se00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46];[.D46];[.G46];[.I46];[.L46];6-[.M46];[.O46];[.Q46];6-[.R46];[.U46])" office:value-type="float" office:value="3.1" calcext:value-type="float">
            <text:p/>
          </table:table-cell>
          <table:table-cell table:formula="of:=AVERAGE([.E46];[.F46];[.H46];6-[.J46];[.K46];[.N46];[.P46];6-[.S46];[.T46];[.V46])" office:value-type="float" office:value="3.3" calcext:value-type="float">
            <text:p/>
          </table:table-cell>
          <table:table-cell table:formula="of:=AVERAGE([.C46:.G46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se00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47];[.D47];[.G47];[.I47];[.L47];6-[.M47];[.O47];[.Q47];6-[.R47];[.U47])" office:value-type="float" office:value="2.6" calcext:value-type="float">
            <text:p/>
          </table:table-cell>
          <table:table-cell table:formula="of:=AVERAGE([.E47];[.F47];[.H47];6-[.J47];[.K47];[.N47];[.P47];6-[.S47];[.T47];[.V47])" office:value-type="float" office:value="3.6" calcext:value-type="float">
            <text:p/>
          </table:table-cell>
          <table:table-cell table:formula="of:=AVERAGE([.C47:.G47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se00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48];[.D48];[.G48];[.I48];[.L48];6-[.M48];[.O48];[.Q48];6-[.R48];[.U48])" office:value-type="float" office:value="3.4" calcext:value-type="float">
            <text:p/>
          </table:table-cell>
          <table:table-cell table:formula="of:=AVERAGE([.E48];[.F48];[.H48];6-[.J48];[.K48];[.N48];[.P48];6-[.S48];[.T48];[.V48])" office:value-type="float" office:value="2.1" calcext:value-type="float">
            <text:p/>
          </table:table-cell>
          <table:table-cell table:formula="of:=AVERAGE([.C48:.G48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se00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49];[.D49];[.G49];[.I49];[.L49];6-[.M49];[.O49];[.Q49];6-[.R49];[.U49])" office:value-type="float" office:value="3.1" calcext:value-type="float">
            <text:p/>
          </table:table-cell>
          <table:table-cell table:formula="of:=AVERAGE([.E49];[.F49];[.H49];6-[.J49];[.K49];[.N49];[.P49];6-[.S49];[.T49];[.V49])" office:value-type="float" office:value="2.8" calcext:value-type="float">
            <text:p/>
          </table:table-cell>
          <table:table-cell table:formula="of:=AVERAGE([.C49:.G49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se00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6-[.C50];[.D50];[.G50];[.I50];[.L50];6-[.M50];[.O50];[.Q50];6-[.R50];[.U50])" office:value-type="float" office:value="2.2" calcext:value-type="float">
            <text:p/>
          </table:table-cell>
          <table:table-cell table:formula="of:=AVERAGE([.E50];[.F50];[.H50];6-[.J50];[.K50];[.N50];[.P50];6-[.S50];[.T50];[.V50])" office:value-type="float" office:value="4" calcext:value-type="float">
            <text:p/>
          </table:table-cell>
          <table:table-cell table:formula="of:=AVERAGE([.C50:.G50])" office:value-type="float" office:value="4" calcext:value-type="float">
            <text:p/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se00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table:formula="of:=AVERAGE(6-[.C51];[.D51];[.G51];[.I51];[.L51];6-[.M51];[.O51];[.Q51];6-[.R51];[.U51])" office:value-type="float" office:value="2.9" calcext:value-type="float">
            <text:p/>
          </table:table-cell>
          <table:table-cell table:formula="of:=AVERAGE([.E51];[.F51];[.H51];6-[.J51];[.K51];[.N51];[.P51];6-[.S51];[.T51];[.V51])" office:value-type="float" office:value="3" calcext:value-type="float">
            <text:p/>
          </table:table-cell>
          <table:table-cell table:formula="of:=AVERAGE([.C51:.G51])" office:value-type="float" office:value="3.4" calcext:value-type="float">
            <text:p/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se00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52];[.D52];[.G52];[.I52];[.L52];6-[.M52];[.O52];[.Q52];6-[.R52];[.U52])" office:value-type="float" office:value="2.8" calcext:value-type="float">
            <text:p/>
          </table:table-cell>
          <table:table-cell table:formula="of:=AVERAGE([.E52];[.F52];[.H52];6-[.J52];[.K52];[.N52];[.P52];6-[.S52];[.T52];[.V52])" office:value-type="float" office:value="2.5" calcext:value-type="float">
            <text:p/>
          </table:table-cell>
          <table:table-cell table:formula="of:=AVERAGE([.C52:.G52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se005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formula="of:=AVERAGE(6-[.C53];[.D53];[.G53];[.I53];[.L53];6-[.M53];[.O53];[.Q53];6-[.R53];[.U53])" office:value-type="float" office:value="3.7" calcext:value-type="float">
            <text:p/>
          </table:table-cell>
          <table:table-cell table:formula="of:=AVERAGE([.E53];[.F53];[.H53];6-[.J53];[.K53];[.N53];[.P53];6-[.S53];[.T53];[.V53])" office:value-type="float" office:value="2.9" calcext:value-type="float">
            <text:p/>
          </table:table-cell>
          <table:table-cell table:formula="of:=AVERAGE([.C53:.G53])" office:value-type="float" office:value="3.8" calcext:value-type="float">
            <text:p/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se00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table:number-columns-repeated="3"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54];[.D54];[.G54];[.I54];[.L54];6-[.M54];[.O54];[.Q54];6-[.R54];[.U54])" office:value-type="float" office:value="3.6" calcext:value-type="float">
            <text:p/>
          </table:table-cell>
          <table:table-cell table:formula="of:=AVERAGE([.E54];[.F54];[.H54];6-[.J54];[.K54];[.N54];[.P54];6-[.S54];[.T54];[.V54])" office:value-type="float" office:value="3.6" calcext:value-type="float">
            <text:p/>
          </table:table-cell>
          <table:table-cell table:formula="of:=AVERAGE([.C54:.G54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se00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table:formula="of:=AVERAGE(6-[.C55];[.D55];[.G55];[.I55];[.L55];6-[.M55];[.O55];[.Q55];6-[.R55];[.U55])" office:value-type="float" office:value="3" calcext:value-type="float">
            <text:p/>
          </table:table-cell>
          <table:table-cell table:formula="of:=AVERAGE([.E55];[.F55];[.H55];6-[.J55];[.K55];[.N55];[.P55];6-[.S55];[.T55];[.V55])" office:value-type="float" office:value="4" calcext:value-type="float">
            <text:p/>
          </table:table-cell>
          <table:table-cell table:formula="of:=AVERAGE([.C55:.G55])" office:value-type="float" office:value="3.4" calcext:value-type="float">
            <text:p/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se00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table:formula="of:=AVERAGE(6-[.C56];[.D56];[.G56];[.I56];[.L56];6-[.M56];[.O56];[.Q56];6-[.R56];[.U56])" office:value-type="float" office:value="3.2" calcext:value-type="float">
            <text:p/>
          </table:table-cell>
          <table:table-cell table:formula="of:=AVERAGE([.E56];[.F56];[.H56];6-[.J56];[.K56];[.N56];[.P56];6-[.S56];[.T56];[.V56])" office:value-type="float" office:value="3.2" calcext:value-type="float">
            <text:p/>
          </table:table-cell>
          <table:table-cell table:formula="of:=AVERAGE([.C56:.G56])" office:value-type="float" office:value="3.4" calcext:value-type="float">
            <text:p/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se005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57];[.D57];[.G57];[.I57];[.L57];6-[.M57];[.O57];[.Q57];6-[.R57];[.U57])" office:value-type="float" office:value="2.77777777777778" calcext:value-type="float">
            <text:p/>
          </table:table-cell>
          <table:table-cell table:formula="of:=AVERAGE([.E57];[.F57];[.H57];6-[.J57];[.K57];[.N57];[.P57];6-[.S57];[.T57];[.V57])" office:value-type="float" office:value="3" calcext:value-type="float">
            <text:p/>
          </table:table-cell>
          <table:table-cell table:formula="of:=AVERAGE([.C57:.G57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se0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58];[.D58];[.G58];[.I58];[.L58];6-[.M58];[.O58];[.Q58];6-[.R58];[.U58])" office:value-type="float" office:value="3.4" calcext:value-type="float">
            <text:p/>
          </table:table-cell>
          <table:table-cell table:formula="of:=AVERAGE([.E58];[.F58];[.H58];6-[.J58];[.K58];[.N58];[.P58];6-[.S58];[.T58];[.V58])" office:value-type="float" office:value="3.4" calcext:value-type="float">
            <text:p/>
          </table:table-cell>
          <table:table-cell table:formula="of:=AVERAGE([.C58:.G58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se00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59];[.D59];[.G59];[.I59];[.L59];6-[.M59];[.O59];[.Q59];6-[.R59];[.U59])" office:value-type="float" office:value="2.8" calcext:value-type="float">
            <text:p/>
          </table:table-cell>
          <table:table-cell table:formula="of:=AVERAGE([.E59];[.F59];[.H59];6-[.J59];[.K59];[.N59];[.P59];6-[.S59];[.T59];[.V59])" office:value-type="float" office:value="3.3" calcext:value-type="float">
            <text:p/>
          </table:table-cell>
          <table:table-cell table:formula="of:=AVERAGE([.C59:.G59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se00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6-[.C60];[.D60];[.G60];[.I60];[.L60];6-[.M60];[.O60];[.Q60];6-[.R60];[.U60])" office:value-type="float" office:value="3.44444444444444" calcext:value-type="float">
            <text:p/>
          </table:table-cell>
          <table:table-cell table:formula="of:=AVERAGE([.E60];[.F60];[.H60];6-[.J60];[.K60];[.N60];[.P60];6-[.S60];[.T60];[.V60])" office:value-type="float" office:value="2.8" calcext:value-type="float">
            <text:p/>
          </table:table-cell>
          <table:table-cell table:formula="of:=AVERAGE([.C60:.G60])" office:value-type="float" office:value="3" calcext:value-type="float">
            <text:p/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se00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61];[.D61];[.G61];[.I61];[.L61];6-[.M61];[.O61];[.Q61];6-[.R61];[.U61])" office:value-type="float" office:value="2.8" calcext:value-type="float">
            <text:p/>
          </table:table-cell>
          <table:table-cell table:formula="of:=AVERAGE([.E61];[.F61];[.H61];6-[.J61];[.K61];[.N61];[.P61];6-[.S61];[.T61];[.V61])" office:value-type="string" office:string-value="" calcext:value-type="error">
            <text:p/>
          </table:table-cell>
          <table:table-cell table:formula="of:=AVERAGE([.C61:.G61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se00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62];[.D62];[.G62];[.I62];[.L62];6-[.M62];[.O62];[.Q62];6-[.R62];[.U62])" office:value-type="float" office:value="3" calcext:value-type="float">
            <text:p/>
          </table:table-cell>
          <table:table-cell table:formula="of:=AVERAGE([.E62];[.F62];[.H62];6-[.J62];[.K62];[.N62];[.P62];6-[.S62];[.T62];[.V62])" office:value-type="float" office:value="2.7" calcext:value-type="float">
            <text:p/>
          </table:table-cell>
          <table:table-cell table:formula="of:=AVERAGE([.C62:.G62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se00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63];[.D63];[.G63];[.I63];[.L63];6-[.M63];[.O63];[.Q63];6-[.R63];[.U63])" office:value-type="float" office:value="2.6" calcext:value-type="float">
            <text:p/>
          </table:table-cell>
          <table:table-cell table:formula="of:=AVERAGE([.E63];[.F63];[.H63];6-[.J63];[.K63];[.N63];[.P63];6-[.S63];[.T63];[.V63])" office:value-type="float" office:value="3.6" calcext:value-type="float">
            <text:p/>
          </table:table-cell>
          <table:table-cell table:formula="of:=AVERAGE([.C63:.G63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se006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64];[.D64];[.G64];[.I64];[.L64];6-[.M64];[.O64];[.Q64];6-[.R64];[.U64])" office:value-type="float" office:value="3.1" calcext:value-type="float">
            <text:p/>
          </table:table-cell>
          <table:table-cell table:formula="of:=AVERAGE([.E64];[.F64];[.H64];6-[.J64];[.K64];[.N64];[.P64];6-[.S64];[.T64];[.V64])" office:value-type="float" office:value="3.3" calcext:value-type="float">
            <text:p/>
          </table:table-cell>
          <table:table-cell table:formula="of:=AVERAGE([.C64:.G64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se00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65];[.D65];[.G65];[.I65];[.L65];6-[.M65];[.O65];[.Q65];6-[.R65];[.U65])" office:value-type="float" office:value="3.9" calcext:value-type="float">
            <text:p/>
          </table:table-cell>
          <table:table-cell table:formula="of:=AVERAGE([.E65];[.F65];[.H65];6-[.J65];[.K65];[.N65];[.P65];6-[.S65];[.T65];[.V65])" office:value-type="float" office:value="3" calcext:value-type="float">
            <text:p/>
          </table:table-cell>
          <table:table-cell table:formula="of:=AVERAGE([.C65:.G65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se00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66];[.D66];[.G66];[.I66];[.L66];6-[.M66];[.O66];[.Q66];6-[.R66];[.U66])" office:value-type="float" office:value="3.3" calcext:value-type="float">
            <text:p/>
          </table:table-cell>
          <table:table-cell table:formula="of:=AVERAGE([.E66];[.F66];[.H66];6-[.J66];[.K66];[.N66];[.P66];6-[.S66];[.T66];[.V66])" office:value-type="float" office:value="3" calcext:value-type="float">
            <text:p/>
          </table:table-cell>
          <table:table-cell table:formula="of:=AVERAGE([.C66:.G66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se00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67];[.D67];[.G67];[.I67];[.L67];6-[.M67];[.O67];[.Q67];6-[.R67];[.U67])" office:value-type="float" office:value="2.3" calcext:value-type="float">
            <text:p/>
          </table:table-cell>
          <table:table-cell table:formula="of:=AVERAGE([.E67];[.F67];[.H67];6-[.J67];[.K67];[.N67];[.P67];6-[.S67];[.T67];[.V67])" office:value-type="float" office:value="2.88888888888889" calcext:value-type="float">
            <text:p/>
          </table:table-cell>
          <table:table-cell table:formula="of:=AVERAGE([.C67:.G67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se00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68];[.D68];[.G68];[.I68];[.L68];6-[.M68];[.O68];[.Q68];6-[.R68];[.U68])" office:value-type="float" office:value="2.5" calcext:value-type="float">
            <text:p/>
          </table:table-cell>
          <table:table-cell table:formula="of:=AVERAGE([.E68];[.F68];[.H68];6-[.J68];[.K68];[.N68];[.P68];6-[.S68];[.T68];[.V68])" office:value-type="float" office:value="3.7" calcext:value-type="float">
            <text:p/>
          </table:table-cell>
          <table:table-cell table:formula="of:=AVERAGE([.C68:.G68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se00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formula="of:=AVERAGE(6-[.C69];[.D69];[.G69];[.I69];[.L69];6-[.M69];[.O69];[.Q69];6-[.R69];[.U69])" office:value-type="float" office:value="3.1" calcext:value-type="float">
            <text:p/>
          </table:table-cell>
          <table:table-cell table:formula="of:=AVERAGE([.E69];[.F69];[.H69];6-[.J69];[.K69];[.N69];[.P69];6-[.S69];[.T69];[.V69])" office:value-type="float" office:value="3" calcext:value-type="float">
            <text:p/>
          </table:table-cell>
          <table:table-cell table:formula="of:=AVERAGE([.C69:.G69])" office:value-type="float" office:value="3.8" calcext:value-type="float">
            <text:p/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se00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70];[.D70];[.G70];[.I70];[.L70];6-[.M70];[.O70];[.Q70];6-[.R70];[.U70])" office:value-type="float" office:value="2.5" calcext:value-type="float">
            <text:p/>
          </table:table-cell>
          <table:table-cell table:formula="of:=AVERAGE([.E70];[.F70];[.H70];6-[.J70];[.K70];[.N70];[.P70];6-[.S70];[.T70];[.V70])" office:value-type="float" office:value="2.8" calcext:value-type="float">
            <text:p/>
          </table:table-cell>
          <table:table-cell table:formula="of:=AVERAGE([.C70:.G70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se00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table:formula="of:=AVERAGE(6-[.C71];[.D71];[.G71];[.I71];[.L71];6-[.M71];[.O71];[.Q71];6-[.R71];[.U71])" office:value-type="float" office:value="2.6" calcext:value-type="float">
            <text:p/>
          </table:table-cell>
          <table:table-cell table:formula="of:=AVERAGE([.E71];[.F71];[.H71];6-[.J71];[.K71];[.N71];[.P71];6-[.S71];[.T71];[.V71])" office:value-type="float" office:value="3.3" calcext:value-type="float">
            <text:p/>
          </table:table-cell>
          <table:table-cell table:formula="of:=AVERAGE([.C71:.G71])" office:value-type="float" office:value="2.4" calcext:value-type="float">
            <text:p/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se00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table:formula="of:=AVERAGE(6-[.C72];[.D72];[.G72];[.I72];[.L72];6-[.M72];[.O72];[.Q72];6-[.R72];[.U72])" office:value-type="float" office:value="3.2" calcext:value-type="float">
            <text:p/>
          </table:table-cell>
          <table:table-cell table:formula="of:=AVERAGE([.E72];[.F72];[.H72];6-[.J72];[.K72];[.N72];[.P72];6-[.S72];[.T72];[.V72])" office:value-type="float" office:value="3.1" calcext:value-type="float">
            <text:p/>
          </table:table-cell>
          <table:table-cell table:formula="of:=AVERAGE([.C72:.G72])" office:value-type="float" office:value="3.4" calcext:value-type="float">
            <text:p/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se0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73];[.D73];[.G73];[.I73];[.L73];6-[.M73];[.O73];[.Q73];6-[.R73];[.U73])" office:value-type="float" office:value="3.55555555555556" calcext:value-type="float">
            <text:p/>
          </table:table-cell>
          <table:table-cell table:formula="of:=AVERAGE([.E73];[.F73];[.H73];6-[.J73];[.K73];[.N73];[.P73];6-[.S73];[.T73];[.V73])" office:value-type="float" office:value="2.9" calcext:value-type="float">
            <text:p/>
          </table:table-cell>
          <table:table-cell table:formula="of:=AVERAGE([.C73:.G73])" office:value-type="float" office:value="2.5" calcext:value-type="float">
            <text:p/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e007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74];[.D74];[.G74];[.I74];[.L74];6-[.M74];[.O74];[.Q74];6-[.R74];[.U74])" office:value-type="float" office:value="2.9" calcext:value-type="float">
            <text:p/>
          </table:table-cell>
          <table:table-cell table:formula="of:=AVERAGE([.E74];[.F74];[.H74];6-[.J74];[.K74];[.N74];[.P74];6-[.S74];[.T74];[.V74])" office:value-type="string" office:string-value="" calcext:value-type="error">
            <text:p/>
          </table:table-cell>
          <table:table-cell table:formula="of:=AVERAGE([.C74:.G74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se00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75];[.D75];[.G75];[.I75];[.L75];6-[.M75];[.O75];[.Q75];6-[.R75];[.U75])" office:value-type="float" office:value="3" calcext:value-type="float">
            <text:p/>
          </table:table-cell>
          <table:table-cell table:formula="of:=AVERAGE([.E75];[.F75];[.H75];6-[.J75];[.K75];[.N75];[.P75];6-[.S75];[.T75];[.V75])" office:value-type="float" office:value="2.7" calcext:value-type="float">
            <text:p/>
          </table:table-cell>
          <table:table-cell table:formula="of:=AVERAGE([.C75:.G75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se00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2.9" calcext:value-type="float">
            <text:p>2.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6-[.C76];[.D76];[.G76];[.I76];[.L76];6-[.M76];[.O76];[.Q76];6-[.R76];[.U76])" office:value-type="float" office:value="2.9" calcext:value-type="float">
            <text:p/>
          </table:table-cell>
          <table:table-cell table:formula="of:=AVERAGE([.E76];[.F76];[.H76];6-[.J76];[.K76];[.N76];[.P76];6-[.S76];[.T76];[.V76])" office:value-type="float" office:value="2.9" calcext:value-type="float">
            <text:p/>
          </table:table-cell>
          <table:table-cell table:formula="of:=AVERAGE([.C76:.G76])" office:value-type="float" office:value="3" calcext:value-type="float">
            <text:p/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se00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table:formula="of:=AVERAGE(6-[.C77];[.D77];[.G77];[.I77];[.L77];6-[.M77];[.O77];[.Q77];6-[.R77];[.U77])" office:value-type="float" office:value="3" calcext:value-type="float">
            <text:p/>
          </table:table-cell>
          <table:table-cell table:formula="of:=AVERAGE([.E77];[.F77];[.H77];6-[.J77];[.K77];[.N77];[.P77];6-[.S77];[.T77];[.V77])" office:value-type="float" office:value="3.4" calcext:value-type="float">
            <text:p/>
          </table:table-cell>
          <table:table-cell table:formula="of:=AVERAGE([.C77:.G77])" office:value-type="float" office:value="3.4" calcext:value-type="float">
            <text:p/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se00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table:formula="of:=AVERAGE(6-[.C78];[.D78];[.G78];[.I78];[.L78];6-[.M78];[.O78];[.Q78];6-[.R78];[.U78])" office:value-type="float" office:value="2.8" calcext:value-type="float">
            <text:p/>
          </table:table-cell>
          <table:table-cell table:formula="of:=AVERAGE([.E78];[.F78];[.H78];6-[.J78];[.K78];[.N78];[.P78];6-[.S78];[.T78];[.V78])" office:value-type="float" office:value="3.2" calcext:value-type="float">
            <text:p/>
          </table:table-cell>
          <table:table-cell table:formula="of:=AVERAGE([.C78:.G78])" office:value-type="float" office:value="1.8" calcext:value-type="float">
            <text:p/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se00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79];[.D79];[.G79];[.I79];[.L79];6-[.M79];[.O79];[.Q79];6-[.R79];[.U79])" office:value-type="float" office:value="2.8" calcext:value-type="float">
            <text:p/>
          </table:table-cell>
          <table:table-cell table:formula="of:=AVERAGE([.E79];[.F79];[.H79];6-[.J79];[.K79];[.N79];[.P79];6-[.S79];[.T79];[.V79])" office:value-type="float" office:value="2.4" calcext:value-type="float">
            <text:p/>
          </table:table-cell>
          <table:table-cell table:formula="of:=AVERAGE([.C79:.G79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se00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80];[.D80];[.G80];[.I80];[.L80];6-[.M80];[.O80];[.Q80];6-[.R80];[.U80])" office:value-type="float" office:value="2.9" calcext:value-type="float">
            <text:p/>
          </table:table-cell>
          <table:table-cell table:formula="of:=AVERAGE([.E80];[.F80];[.H80];6-[.J80];[.K80];[.N80];[.P80];6-[.S80];[.T80];[.V80])" office:value-type="float" office:value="2.2" calcext:value-type="float">
            <text:p/>
          </table:table-cell>
          <table:table-cell table:formula="of:=AVERAGE([.C80:.G80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se00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table:formula="of:=AVERAGE(6-[.C81];[.D81];[.G81];[.I81];[.L81];6-[.M81];[.O81];[.Q81];6-[.R81];[.U81])" office:value-type="float" office:value="2.8" calcext:value-type="float">
            <text:p/>
          </table:table-cell>
          <table:table-cell table:formula="of:=AVERAGE([.E81];[.F81];[.H81];6-[.J81];[.K81];[.N81];[.P81];6-[.S81];[.T81];[.V81])" office:value-type="float" office:value="2.8" calcext:value-type="float">
            <text:p/>
          </table:table-cell>
          <table:table-cell table:formula="of:=AVERAGE([.C81:.G81])" office:value-type="float" office:value="2.6" calcext:value-type="float">
            <text:p/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se00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6-[.C82];[.D82];[.G82];[.I82];[.L82];6-[.M82];[.O82];[.Q82];6-[.R82];[.U82])" office:value-type="float" office:value="2.8" calcext:value-type="float">
            <text:p/>
          </table:table-cell>
          <table:table-cell table:formula="of:=AVERAGE([.E82];[.F82];[.H82];6-[.J82];[.K82];[.N82];[.P82];6-[.S82];[.T82];[.V82])" office:value-type="float" office:value="2.6" calcext:value-type="float">
            <text:p/>
          </table:table-cell>
          <table:table-cell table:formula="of:=AVERAGE([.C82:.G82])" office:value-type="float" office:value="3" calcext:value-type="float">
            <text:p/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se00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83];[.D83];[.G83];[.I83];[.L83];6-[.M83];[.O83];[.Q83];6-[.R83];[.U83])" office:value-type="float" office:value="3.7" calcext:value-type="float">
            <text:p/>
          </table:table-cell>
          <table:table-cell table:formula="of:=AVERAGE([.E83];[.F83];[.H83];6-[.J83];[.K83];[.N83];[.P83];6-[.S83];[.T83];[.V83])" office:value-type="float" office:value="2.9" calcext:value-type="float">
            <text:p/>
          </table:table-cell>
          <table:table-cell table:formula="of:=AVERAGE([.C83:.G83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se00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84];[.D84];[.G84];[.I84];[.L84];6-[.M84];[.O84];[.Q84];6-[.R84];[.U84])" office:value-type="float" office:value="3" calcext:value-type="float">
            <text:p/>
          </table:table-cell>
          <table:table-cell table:formula="of:=AVERAGE([.E84];[.F84];[.H84];6-[.J84];[.K84];[.N84];[.P84];6-[.S84];[.T84];[.V84])" office:value-type="float" office:value="3.11111111111111" calcext:value-type="float">
            <text:p/>
          </table:table-cell>
          <table:table-cell table:formula="of:=AVERAGE([.C84:.G84])" office:value-type="float" office:value="3.25" calcext:value-type="float">
            <text:p/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se008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85];[.D85];[.G85];[.I85];[.L85];6-[.M85];[.O85];[.Q85];6-[.R85];[.U85])" office:value-type="float" office:value="2.4" calcext:value-type="float">
            <text:p/>
          </table:table-cell>
          <table:table-cell table:formula="of:=AVERAGE([.E85];[.F85];[.H85];6-[.J85];[.K85];[.N85];[.P85];6-[.S85];[.T85];[.V85])" office:value-type="float" office:value="2.8" calcext:value-type="float">
            <text:p/>
          </table:table-cell>
          <table:table-cell table:formula="of:=AVERAGE([.C85:.G85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se00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table:formula="of:=AVERAGE(6-[.C86];[.D86];[.G86];[.I86];[.L86];6-[.M86];[.O86];[.Q86];6-[.R86];[.U86])" office:value-type="float" office:value="3.2" calcext:value-type="float">
            <text:p/>
          </table:table-cell>
          <table:table-cell table:formula="of:=AVERAGE([.E86];[.F86];[.H86];6-[.J86];[.K86];[.N86];[.P86];6-[.S86];[.T86];[.V86])" office:value-type="float" office:value="2.5" calcext:value-type="float">
            <text:p/>
          </table:table-cell>
          <table:table-cell table:formula="of:=AVERAGE([.C86:.G86])" office:value-type="float" office:value="3.4" calcext:value-type="float">
            <text:p/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se008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87];[.D87];[.G87];[.I87];[.L87];6-[.M87];[.O87];[.Q87];6-[.R87];[.U87])" office:value-type="float" office:value="3.2" calcext:value-type="float">
            <text:p/>
          </table:table-cell>
          <table:table-cell table:formula="of:=AVERAGE([.E87];[.F87];[.H87];6-[.J87];[.K87];[.N87];[.P87];6-[.S87];[.T87];[.V87])" office:value-type="float" office:value="3.22222222222222" calcext:value-type="float">
            <text:p/>
          </table:table-cell>
          <table:table-cell table:formula="of:=AVERAGE([.C87:.G87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se00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88];[.D88];[.G88];[.I88];[.L88];6-[.M88];[.O88];[.Q88];6-[.R88];[.U88])" office:value-type="string" office:string-value="" calcext:value-type="error">
            <text:p/>
          </table:table-cell>
          <table:table-cell table:formula="of:=AVERAGE([.E88];[.F88];[.H88];6-[.J88];[.K88];[.N88];[.P88];6-[.S88];[.T88];[.V88])" office:value-type="float" office:value="3.6" calcext:value-type="float">
            <text:p/>
          </table:table-cell>
          <table:table-cell table:formula="of:=AVERAGE([.C88:.G88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se00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6-[.C89];[.D89];[.G89];[.I89];[.L89];6-[.M89];[.O89];[.Q89];6-[.R89];[.U89])" office:value-type="float" office:value="3.2" calcext:value-type="float">
            <text:p/>
          </table:table-cell>
          <table:table-cell table:formula="of:=AVERAGE([.E89];[.F89];[.H89];6-[.J89];[.K89];[.N89];[.P89];6-[.S89];[.T89];[.V89])" office:value-type="float" office:value="2.8" calcext:value-type="float">
            <text:p/>
          </table:table-cell>
          <table:table-cell table:formula="of:=AVERAGE([.C89:.G89])" office:value-type="float" office:value="3" calcext:value-type="float">
            <text:p/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se008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table:formula="of:=AVERAGE(6-[.C90];[.D90];[.G90];[.I90];[.L90];6-[.M90];[.O90];[.Q90];6-[.R90];[.U90])" office:value-type="float" office:value="3.3" calcext:value-type="float">
            <text:p/>
          </table:table-cell>
          <table:table-cell table:formula="of:=AVERAGE([.E90];[.F90];[.H90];6-[.J90];[.K90];[.N90];[.P90];6-[.S90];[.T90];[.V90])" office:value-type="float" office:value="2.5" calcext:value-type="float">
            <text:p/>
          </table:table-cell>
          <table:table-cell table:formula="of:=AVERAGE([.C90:.G90])" office:value-type="float" office:value="2.4" calcext:value-type="float">
            <text:p/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se00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formula="of:=AVERAGE(6-[.C91];[.D91];[.G91];[.I91];[.L91];6-[.M91];[.O91];[.Q91];6-[.R91];[.U91])" office:value-type="float" office:value="2.8" calcext:value-type="float">
            <text:p/>
          </table:table-cell>
          <table:table-cell table:formula="of:=AVERAGE([.E91];[.F91];[.H91];6-[.J91];[.K91];[.N91];[.P91];6-[.S91];[.T91];[.V91])" office:value-type="string" office:string-value="" calcext:value-type="error">
            <text:p/>
          </table:table-cell>
          <table:table-cell table:formula="of:=AVERAGE([.C91:.G91])" office:value-type="float" office:value="2.8" calcext:value-type="float">
            <text:p/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se00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92];[.D92];[.G92];[.I92];[.L92];6-[.M92];[.O92];[.Q92];6-[.R92];[.U92])" office:value-type="float" office:value="2.9" calcext:value-type="float">
            <text:p/>
          </table:table-cell>
          <table:table-cell table:formula="of:=AVERAGE([.E92];[.F92];[.H92];6-[.J92];[.K92];[.N92];[.P92];6-[.S92];[.T92];[.V92])" office:value-type="float" office:value="2.9" calcext:value-type="float">
            <text:p/>
          </table:table-cell>
          <table:table-cell table:formula="of:=AVERAGE([.C92:.G92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se00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3.5" calcext:value-type="float">
            <text:p>3.5</text:p>
          </table:table-cell>
          <table:table-cell office:value-type="float" office:value="3.8" calcext:value-type="float">
            <text:p>3.8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93];[.D93];[.G93];[.I93];[.L93];6-[.M93];[.O93];[.Q93];6-[.R93];[.U93])" office:value-type="float" office:value="3.5" calcext:value-type="float">
            <text:p/>
          </table:table-cell>
          <table:table-cell table:formula="of:=AVERAGE([.E93];[.F93];[.H93];6-[.J93];[.K93];[.N93];[.P93];6-[.S93];[.T93];[.V93])" office:value-type="float" office:value="3.88888888888889" calcext:value-type="float">
            <text:p/>
          </table:table-cell>
          <table:table-cell table:formula="of:=AVERAGE([.C93:.G93])" office:value-type="float" office:value="3.2" calcext:value-type="float">
            <text:p/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se009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6-[.C94];[.D94];[.G94];[.I94];[.L94];6-[.M94];[.O94];[.Q94];6-[.R94];[.U94])" office:value-type="float" office:value="2.9" calcext:value-type="float">
            <text:p/>
          </table:table-cell>
          <table:table-cell table:formula="of:=AVERAGE([.E94];[.F94];[.H94];6-[.J94];[.K94];[.N94];[.P94];6-[.S94];[.T94];[.V94])" office:value-type="float" office:value="2.4" calcext:value-type="float">
            <text:p/>
          </table:table-cell>
          <table:table-cell table:formula="of:=AVERAGE([.C94:.G94])" office:value-type="float" office:value="3" calcext:value-type="float">
            <text:p/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se00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table:formula="of:=AVERAGE(6-[.C95];[.D95];[.G95];[.I95];[.L95];6-[.M95];[.O95];[.Q95];6-[.R95];[.U95])" office:value-type="float" office:value="2.6" calcext:value-type="float">
            <text:p/>
          </table:table-cell>
          <table:table-cell table:formula="of:=AVERAGE([.E95];[.F95];[.H95];6-[.J95];[.K95];[.N95];[.P95];6-[.S95];[.T95];[.V95])" office:value-type="float" office:value="3.6" calcext:value-type="float">
            <text:p/>
          </table:table-cell>
          <table:table-cell table:formula="of:=AVERAGE([.C95:.G95])" office:value-type="float" office:value="3.4" calcext:value-type="float">
            <text:p/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se00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table:formula="of:=AVERAGE(6-[.C96];[.D96];[.G96];[.I96];[.L96];6-[.M96];[.O96];[.Q96];6-[.R96];[.U96])" office:value-type="float" office:value="2.5" calcext:value-type="float">
            <text:p/>
          </table:table-cell>
          <table:table-cell table:formula="of:=AVERAGE([.E96];[.F96];[.H96];6-[.J96];[.K96];[.N96];[.P96];6-[.S96];[.T96];[.V96])" office:value-type="float" office:value="3.4" calcext:value-type="float">
            <text:p/>
          </table:table-cell>
          <table:table-cell table:formula="of:=AVERAGE([.C96:.G96])" office:value-type="float" office:value="2.4" calcext:value-type="float">
            <text:p/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se00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97];[.D97];[.G97];[.I97];[.L97];6-[.M97];[.O97];[.Q97];6-[.R97];[.U97])" office:value-type="float" office:value="2.8" calcext:value-type="float">
            <text:p/>
          </table:table-cell>
          <table:table-cell table:formula="of:=AVERAGE([.E97];[.F97];[.H97];6-[.J97];[.K97];[.N97];[.P97];6-[.S97];[.T97];[.V97])" office:value-type="float" office:value="3.1" calcext:value-type="float">
            <text:p/>
          </table:table-cell>
          <table:table-cell table:formula="of:=AVERAGE([.C97:.G97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se009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6" calcext:value-type="float">
            <text:p>1.6</text:p>
          </table:table-cell>
          <table:table-cell table:formula="of:=AVERAGE(6-[.C98];[.D98];[.G98];[.I98];[.L98];6-[.M98];[.O98];[.Q98];6-[.R98];[.U98])" office:value-type="float" office:value="2.9" calcext:value-type="float">
            <text:p/>
          </table:table-cell>
          <table:table-cell table:formula="of:=AVERAGE([.E98];[.F98];[.H98];6-[.J98];[.K98];[.N98];[.P98];6-[.S98];[.T98];[.V98])" office:value-type="float" office:value="3.1" calcext:value-type="float">
            <text:p/>
          </table:table-cell>
          <table:table-cell table:formula="of:=AVERAGE([.C98:.G98])" office:value-type="float" office:value="4.4" calcext:value-type="float">
            <text:p/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se00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table:formula="of:=AVERAGE(6-[.C99];[.D99];[.G99];[.I99];[.L99];6-[.M99];[.O99];[.Q99];6-[.R99];[.U99])" office:value-type="float" office:value="2.9" calcext:value-type="float">
            <text:p/>
          </table:table-cell>
          <table:table-cell table:formula="of:=AVERAGE([.E99];[.F99];[.H99];6-[.J99];[.K99];[.N99];[.P99];6-[.S99];[.T99];[.V99])" office:value-type="float" office:value="2.7" calcext:value-type="float">
            <text:p/>
          </table:table-cell>
          <table:table-cell table:formula="of:=AVERAGE([.C99:.G99])" office:value-type="float" office:value="3.6" calcext:value-type="float">
            <text:p/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se00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table:formula="of:=AVERAGE(6-[.C100];[.D100];[.G100];[.I100];[.L100];6-[.M100];[.O100];[.Q100];6-[.R100];[.U100])" office:value-type="float" office:value="2.6" calcext:value-type="float">
            <text:p/>
          </table:table-cell>
          <table:table-cell table:formula="of:=AVERAGE([.E100];[.F100];[.H100];6-[.J100];[.K100];[.N100];[.P100];6-[.S100];[.T100];[.V100])" office:value-type="float" office:value="2.9" calcext:value-type="float">
            <text:p/>
          </table:table-cell>
          <table:table-cell table:formula="of:=AVERAGE([.C100:.G100])" office:value-type="float" office:value="2.2" calcext:value-type="float">
            <text:p/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se0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AVERAGE(6-[.C101];[.D101];[.G101];[.I101];[.L101];6-[.M101];[.O101];[.Q101];6-[.R101];[.U101])" office:value-type="float" office:value="3.1" calcext:value-type="float">
            <text:p/>
          </table:table-cell>
          <table:table-cell table:formula="of:=AVERAGE([.E101];[.F101];[.H101];6-[.J101];[.K101];[.N101];[.P101];6-[.S101];[.T101];[.V101])" office:value-type="float" office:value="3.1" calcext:value-type="float">
            <text:p/>
          </table:table-cell>
          <table:table-cell table:formula="of:=AVERAGE([.C101:.G101])" office:value-type="float" office:value="3.2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MO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12:10:51.1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12:25:11.259000000</dc:date>
    <meta:generator>LibreOffice/4.2.1.1$Windows_x86 LibreOffice_project/d7dbbd7842e6a58b0f521599204e827654e1fb8b</meta:generator>
    <meta:editing-duration>PT4M2S</meta:editing-duration>
    <meta:editing-cycles>3</meta:editing-cycles>
    <meta:document-statistic meta:table-count="1" meta:cell-count="3130" meta:object-count="0"/>
  </office:meta>
</office:document-meta>
</file>